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Vecka 1</text:p>
          </table:table-cell>
          <table:table-cell office:value-type="string" calcext:value-type="string">
            <text:p>Aktivitet</text:p>
          </table:table-cell>
        </table:table-row>
        <table:table-row table:style-name="ro1">
          <table:table-cell office:value-type="date" office:date-value="2013-12-20" calcext:value-type="date">
            <text:p>2013-12-20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Filstruktur</text:p>
          </table:table-cell>
        </table:table-row>
        <table:table-row table:style-name="ro1">
          <table:table-cell office:value-type="date" office:date-value="2013-12-21" calcext:value-type="date">
            <text:p>2013-12-21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Implementera LESS</text:p>
          </table:table-cell>
        </table:table-row>
        <table:table-row table:style-name="ro1">
          <table:table-cell office:value-type="date" office:date-value="2013-12-22" calcext:value-type="date">
            <text:p>2013-12-22</text:p>
          </table:table-cell>
          <table:table-cell office:value-type="string" calcext:value-type="string">
            <text:p>Dag 3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date" office:date-value="2013-12-23" calcext:value-type="date">
            <text:p>2013-12-23</text:p>
          </table:table-cell>
          <table:table-cell office:value-type="string" calcext:value-type="string">
            <text:p>Dag 4</text:p>
          </table:table-cell>
          <table:table-cell office:value-type="string" calcext:value-type="string">
            <text:p>Research/”Photoshopmall”</text:p>
          </table:table-cell>
        </table:table-row>
        <table:table-row table:style-name="ro1">
          <table:table-cell office:value-type="date" office:date-value="2013-12-25" calcext:value-type="date">
            <text:p>2013-12-25</text:p>
          </table:table-cell>
          <table:table-cell office:value-type="string" calcext:value-type="string">
            <text:p>Dag 5</text:p>
          </table:table-cell>
          <table:table-cell office:value-type="string" calcext:value-type="string">
            <text:p>Research/”Photoshopmall”</text:p>
          </table:table-cell>
        </table:table-row>
        <table:table-row table:style-name="ro2"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”Photoshopmall”/”jQuery-skola”</text:p>
          </table:table-cell>
        </table:table-row>
        <table:table-row table:style-name="ro2">
          <table:table-cell office:value-type="date" office:date-value="2013-12-27" calcext:value-type="date">
            <text:p>2013-12-27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”Photoshopmall”/”jQuery-skola”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2</text:p>
          </table:table-cell>
          <table:table-cell/>
        </table:table-row>
        <table:table-row table:style-name="ro1">
          <table:table-cell office:value-type="date" office:date-value="2013-12-28" calcext:value-type="date">
            <text:p>2013-12-28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Implementera Sektion 1</text:p>
          </table:table-cell>
        </table:table-row>
        <table:table-row table:style-name="ro1"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Implementera Sektion 1</text:p>
          </table:table-cell>
        </table:table-row>
        <table:table-row table:style-name="ro1">
          <table:table-cell office:value-type="date" office:date-value="2013-12-30" calcext:value-type="date">
            <text:p>2013-12-30</text:p>
          </table:table-cell>
          <table:table-cell office:value-type="string" calcext:value-type="string">
            <text:p>Dag 3</text:p>
          </table:table-cell>
          <table:table-cell office:value-type="string" calcext:value-type="string">
            <text:p>Implementera Sektion 1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Dag 4</text:p>
          </table:table-cell>
          <table:table-cell office:value-type="string" calcext:value-type="string">
            <text:p>Implementera Sektion 2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string" calcext:value-type="string">
            <text:p>Dag 5</text:p>
          </table:table-cell>
          <table:table-cell office:value-type="string" calcext:value-type="string">
            <text:p>Implementera Sektion 2</text:p>
          </table:table-cell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Implementera Sektion 2</text:p>
          </table:table-cell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Implementera Sektion 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3</text:p>
          </table:table-cell>
          <table:table-cell/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Implementera Sektion 3</text:p>
          </table:table-cell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Implementera Sektion 3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string" calcext:value-type="string">
            <text:p>Dag 3</text:p>
          </table:table-cell>
          <table:table-cell office:value-type="string" calcext:value-type="string">
            <text:p>Implementera Sektion 3</text:p>
          </table:table-cell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string" calcext:value-type="string">
            <text:p>Dag 4</text:p>
          </table:table-cell>
          <table:table-cell table:style-name="ce2" office:value-type="string" calcext:value-type="string">
            <text:p>Implementera Sektion 4</text:p>
          </table:table-cell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string" calcext:value-type="string">
            <text:p>Dag 5</text:p>
          </table:table-cell>
          <table:table-cell office:value-type="string" calcext:value-type="string">
            <text:p>Implementera Sektion 4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Implementera Sektion 4</text:p>
          </table:table-cell>
        </table:table-row>
        <table:table-row table:style-name="ro1">
          <table:table-cell office:value-type="date" office:date-value="2014-01-11" calcext:value-type="date">
            <text:p>2014-01-11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Implementera Sektion 5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5</text:p>
          </table:table-cell>
          <table:table-cell/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Implementera Sektion 5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Implementera Sektion 5</text:p>
          </table:table-cell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string" calcext:value-type="string">
            <text:p>Dag 3</text:p>
          </table:table-cell>
          <table:table-cell office:value-type="string" calcext:value-type="string">
            <text:p>Felsökning/buggfixar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string" calcext:value-type="string">
            <text:p>Dag 4</text:p>
          </table:table-cell>
          <table:table-cell office:value-type="string" calcext:value-type="string">
            <text:p>Felsökning/buggfixar</text:p>
          </table:table-cell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string" calcext:value-type="string">
            <text:p>Dag 5</text:p>
          </table:table-cell>
          <table:table-cell office:value-type="string" calcext:value-type="string">
            <text:p>Uppladdning till domän</text:p>
          </table:table-cell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5</text:p>
          </table:table-cell>
          <table:table-cell/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Rapport/Avslut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9T09:39:13.138000000</meta:creation-date>
    <meta:generator>LibreOffice/4.1.3.2$Windows_x86 LibreOffice_project/70feb7d99726f064edab4605a8ab840c50ec57a</meta:generator>
    <dc:date>2013-12-19T16:23:27.004000000</dc:date>
    <meta:editing-duration>PT2H8M49S</meta:editing-duration>
    <meta:editing-cycles>17</meta:editing-cycles>
    <meta:document-statistic meta:table-count="1" meta:cell-count="94" meta:object-count="0"/>
  </office:meta>
</office:document-meta>
</file>